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6.6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cm"/>
    </style:style>
    <style:style style:name="gr4" style:family="graphic" style:parent-style-name="standard">
      <style:graphic-properties draw:stroke="none" svg:stroke-color="#000000" draw:fill="none" draw:fill-color="#ffffff" fo:min-height="9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3" style:family="paragraph">
      <loext:graphic-properties draw:fill="none" draw:fill-color="#ffffff"/>
      <style:text-properties fo:font-size="8pt" style:font-size-asian="18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8pt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epared to draw overview" draw:style-name="dp1" draw:master-page-name="Default">
        <draw:frame draw:style-name="gr1" draw:text-style-name="P2" draw:layer="layout" svg:width="40cm" svg:height="1.2cm" svg:x="1cm" svg:y="1cm">
          <draw:text-box>
            <text:p text:style-name="P1"><text:span text:style-name="T1">YAT :: Design :: Send</text:span></text:p>
          </draw:text-box>
        </draw:frame>
        <draw:frame draw:style-name="gr2" draw:text-style-name="P3" draw:layer="layout" svg:width="17.164cm" svg:height="0.569cm" svg:x="1cm" svg:y="28.131cm">
          <draw:text-box>
            <text:p><text:span text:style-name="T2">2019-04-11 / Matthias Kläy</text:span></text:p>
          </draw:text-box>
        </draw:frame>
        <draw:frame draw:style-name="gr3" draw:text-style-name="P5" draw:layer="layout" svg:width="3.936cm" svg:height="0.569cm" svg:x="39.045cm" svg:y="28.131cm">
          <draw:text-box>
            <text:p text:style-name="P4"><text:span text:style-name="T2">Page </text:span><text:span text:style-name="T2"><text:page-number>1</text:page-number></text:span><text:span text:style-name="T2"><text:s/>of </text:span><text:span text:style-name="T2"><text:page-count>1</text:page-count></text:span></text:p>
          </draw:text-box>
        </draw:frame>
        <draw:frame draw:style-name="gr4" draw:text-style-name="P6" draw:layer="layout" svg:width="30.8cm" svg:height="9.4cm" svg:x="2.6cm" svg:y="4.1cm">
          <draw:text-box>
            <text:p>Criteria:</text:p>
            <text:p>Clear separation of bytes/chunks (raw) and elements/lines (terminal).</text:p>
            <text:p>By default, immediate update on each byte/element for best debugging/analysis capabilities.</text:p>
            <text:p>Filtering/suppression based on line(s).</text:p>
            <text:p>Retaining approach OK for filtering/suppressing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1DT1H29M22S</meta:editing-duration>
    <meta:editing-cycles>22</meta:editing-cycles>
    <meta:generator>LibreOffice/6.1.1.2$Windows_X86_64 LibreOffice_project/5d19a1bfa650b796764388cd8b33a5af1f5baa1b</meta:generator>
    <dc:date>2019-11-04T11:16:44.940000000</dc:date>
    <meta:document-statistic meta:object-count="4"/>
  </office:meta>
</office:document-meta>
</file>